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Preformatted_20_Text">
    </style:style>
    <style:style style:name="P61"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se <text:span text:style-name="KeywordTok">switch</text:span> statements,</text:p>
        </text:list-item>
        <text:list-item>
          <text:p text:style-name="P1">To help you understanding whenever <text:span text:style-name="KeywordTok">switch</text:span> or <text:span text:style-name="KeywordTok">if</text:span> should be used for simple problems,</text:p>
        </text:list-item>
        <text:list-item>
          <text:p text:style-name="P1">(Optional) to help you understanding the conditional operator,</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by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 to its number (1, 2, …).</text:p>
      <text:p text:style-name="P16">switch (string_day)</text:p>
      <text:p text:style-name="P17">{</text:p>
      <text:p text:style-name="P18"><text:s text:c="4"/>case ("Monday"):</text:p>
      <text:p text:style-name="P19"><text:s text:c="8"/>num_day = 1;</text:p>
      <text:p text:style-name="P20"><text:s text:c="8"/>break;</text:p>
      <text:p text:style-name="P21"><text:s text:c="4"/>case ("Tuesday"):</text:p>
      <text:p text:style-name="P22"><text:s text:c="8"/>num_day = 2;</text:p>
      <text:p text:style-name="P23"><text:s text:c="8"/>break;</text:p>
      <text:p text:style-name="P24"><text:s text:c="4"/>case ("Wednesday"):</text:p>
      <text:p text:style-name="P25"><text:s text:c="8"/>num_day = 3;</text:p>
      <text:p text:style-name="P26"><text:s text:c="8"/>break;</text:p>
      <text:p text:style-name="P27"><text:s text:c="4"/>case ("Thursday"):</text:p>
      <text:p text:style-name="P28"><text:s text:c="8"/>num_day = 4;</text:p>
      <text:p text:style-name="P29"><text:s text:c="8"/>break;</text:p>
      <text:p text:style-name="P30"><text:s text:c="4"/>case ("Friday"):</text:p>
      <text:p text:style-name="P31"><text:s text:c="8"/>num_day = 5;</text:p>
      <text:p text:style-name="P32"><text:s text:c="8"/>break;</text:p>
      <text:p text:style-name="P33"><text:s text:c="4"/>case ("Saturday"):</text:p>
      <text:p text:style-name="P34"><text:s text:c="8"/>num_day = 6;</text:p>
      <text:p text:style-name="P35"><text:s text:c="8"/>break;</text:p>
      <text:p text:style-name="P36"><text:s text:c="4"/>case ("Sunday"):</text:p>
      <text:p text:style-name="P37"><text:s text:c="8"/>num_day = 7;</text:p>
      <text:p text:style-name="P38"><text:s text:c="8"/>break;</text:p>
      <text:p text:style-name="P39"><text:s text:c="4"/>default:</text:p>
      <text:p text:style-name="P40"><text:s text:c="8"/>num_day = -1; // This is an error code.</text:p>
      <text:p text:style-name="P41"><text:s text:c="8"/>break;</text:p>
      <text:p text:style-name="P42">}</text:p>
      <text:p text:style-name="P43"/>
      <text:p text:style-name="P44">// We display the number corresponding to the day entered:</text:p>
      <text:p text:style-name="P45">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6">Test the program with various values and make sure it behaves as expected.</text:p>
        </text:list-item>
        <text:list-item>
          <text:p text:style-name="P46">Comment out the <text:span text:style-name="KeywordTok">default</text:span><text:span text:style-name="OperatorTok">:</text:span> case along with the two lines below it, and compile your program. Why is the compiler complaining?</text:p>
        </text:list-item>
        <text:list-item>
          <text:p text:style-name="P46">Restore the code to its original state.</text:p>
        </text:list-item>
        <text:list-item>
          <text:p text:style-name="P46">Change the code so that “monday” would make the value 1 get assigned to <text:span text:style-name="NormalTok">num_day</text:span>.</text:p>
        </text:list-item>
        <text:list-item>
          <text:p text:style-name="P46">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6">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7">Please enter the day of the week.</text:p>
      <text:p text:style-name="P48">t̲u̲e̲s̲d̲a̲y̲↵</text:p>
      <text:p text:style-name="P49">The number corresponding to tuesday is 3.</text:p>
      <text:p text:style-name="First_20_paragraph">Here is a second example:</text:p>
      <text:p text:style-name="P50">Please enter the day of the week.</text:p>
      <text:p text:style-name="P51">M̲O̲N̲D̲A̲Y̲↵</text:p>
      <text:p text:style-name="P52">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reciprocally. This will help you in memorizing both, and in understanding how to choose the most convenient to perform certain tasks.</text:p>
      <text:p text:style-name="Text_20_body">Create a new project and do the following in <text:span text:style-name="NormalTok">Main</text:span>.</text:p>
      <text:list text:style-name="L3">
        <text:list-item>
          <text:p text:style-name="P53">Declare and initialize following variables:</text:p>
          <text:list text:style-name="L4">
            <text:list-item>
              <text:p text:style-name="P54">a <text:span text:style-name="DataTypeTok">string</text:span> variable named <text:span text:style-name="NormalTok">day</text:span></text:p>
            </text:list-item>
            <text:list-item>
              <text:p text:style-name="P54">an <text:span text:style-name="DataTypeTok">int</text:span> variable named <text:span text:style-name="NormalTok">myVar</text:span></text:p>
            </text:list-item>
            <text:list-item>
              <text:p text:style-name="P54">a <text:span text:style-name="DataTypeTok">char</text:span> variable named <text:span text:style-name="NormalTok">initial</text:span>, and</text:p>
            </text:list-item>
            <text:list-item>
              <text:p text:style-name="P54">a <text:span text:style-name="DataTypeTok">bool</text:span> variable named <text:span text:style-name="NormalTok">flag</text:span></text:p>
            </text:list-item>
          </text:list>
        </text:list-item>
        <text:list-item>
          <text:p text:style-name="P53">Set and change the value of these variables to make good tests as you progress through this problem.</text:p>
        </text:list-item>
        <text:list-item>
          <text:p text:style-name="P53">You can also display them on the screen to help you in making sure that your statements behave as they are supposed to.</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5">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5">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6">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6">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7">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7">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achieve those problems both with <text:span text:style-name="KeywordTok">if</text:span> and with <text:span text:style-name="KeywordTok">switch</text:span> statements.</text:p>
      <text:h text:style-name="Heading_20_2" text:outline-level="2"><text:bookmark-start text:name="complex-conditions"/>Complex Conditions<text:bookmark-end text:name="complex-conditions"/></text:h>
      <text:list text:style-name="L8">
        <text:list-item>
          <text:p text:style-name="P58">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58">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achieve those problems only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5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is probably to see an example first. The statement</text:p>
      <text:p text:style-name="P60">Console.WriteLine("Hello, world!".ToUpper());</text:p>
      <text:p text:style-name="First_20_paragraph">will display</text:p>
      <text:p text:style-name="P61">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2Z</meta:creation-date>
    <dc:date>2023-02-20T22:14:02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